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StarSymbol" svg:font-family="StarSymbol"/>
  </office:font-face-decls>
  <office:automatic-styles>
    <style:style style:name="P1" style:family="paragraph" style:parent-style-name="Standard">
      <style:text-properties officeooo:rsid="001a13d9" officeooo:paragraph-rsid="001a13d9"/>
    </style:style>
    <style:style style:name="P2" style:family="paragraph" style:parent-style-name="Standard">
      <style:paragraph-properties fo:text-align="justify" style:justify-single-word="false"/>
      <style:text-properties officeooo:rsid="001a13d9" officeooo:paragraph-rsid="001a13d9"/>
    </style:style>
    <style:style style:name="P3" style:family="paragraph" style:parent-style-name="Standard" style:list-style-name="L1">
      <style:text-properties officeooo:rsid="001a13d9" officeooo:paragraph-rsid="001a13d9"/>
    </style:style>
    <style:style style:name="P4" style:family="paragraph" style:parent-style-name="Standard" style:list-style-name="L2">
      <style:text-properties officeooo:rsid="001a13d9" officeooo:paragraph-rsid="001a13d9"/>
    </style:style>
    <style:style style:name="P5" style:family="paragraph" style:parent-style-name="Standard" style:list-style-name="L2">
      <style:text-properties officeooo:rsid="001ba9fb" officeooo:paragraph-rsid="001ba9fb"/>
    </style:style>
    <style:style style:name="P6" style:family="paragraph" style:parent-style-name="Standard">
      <style:paragraph-properties fo:text-align="justify" style:justify-single-word="false"/>
      <style:text-properties officeooo:rsid="001ba9fb" officeooo:paragraph-rsid="001ba9fb"/>
    </style:style>
    <style:style style:name="P7" style:family="paragraph" style:parent-style-name="Standard" style:list-style-name="L3">
      <style:paragraph-properties fo:text-align="justify" style:justify-single-word="false"/>
      <style:text-properties officeooo:rsid="001ba9fb" officeooo:paragraph-rsid="001ba9fb"/>
    </style:style>
    <style:style style:name="P8" style:family="paragraph" style:parent-style-name="Standard" style:list-style-name="L3">
      <style:paragraph-properties fo:text-align="justify" style:justify-single-word="false"/>
      <style:text-properties officeooo:rsid="001c43ad" officeooo:paragraph-rsid="001c43ad"/>
    </style:style>
    <style:style style:name="P9" style:family="paragraph" style:parent-style-name="Standard" style:list-style-name="L4">
      <style:paragraph-properties fo:text-align="justify" style:justify-single-word="false"/>
      <style:text-properties officeooo:rsid="001c43ad" officeooo:paragraph-rsid="001c43ad"/>
    </style:style>
    <style:style style:name="P10" style:family="paragraph" style:parent-style-name="Standard" style:list-style-name="L3">
      <style:paragraph-properties fo:text-align="justify" style:justify-single-word="false"/>
      <style:text-properties officeooo:rsid="001cc516" officeooo:paragraph-rsid="001cc516"/>
    </style:style>
    <style:style style:name="P11" style:family="paragraph" style:parent-style-name="Standard" style:list-style-name="L5">
      <style:paragraph-properties fo:text-align="justify" style:justify-single-word="false"/>
      <style:text-properties officeooo:rsid="001cc516" officeooo:paragraph-rsid="001dc3ad"/>
    </style:style>
    <style:style style:name="P12" style:family="paragraph" style:parent-style-name="Standard" style:list-style-name="L3">
      <style:paragraph-properties fo:text-align="justify" style:justify-single-word="false"/>
      <style:text-properties officeooo:paragraph-rsid="001ba9fb"/>
    </style:style>
    <style:style style:name="P13" style:family="paragraph" style:parent-style-name="Standard" style:list-style-name="L6">
      <style:paragraph-properties fo:text-align="justify" style:justify-single-word="false"/>
      <style:text-properties officeooo:rsid="001dc3ad" officeooo:paragraph-rsid="001dc3ad"/>
    </style:style>
    <style:style style:name="P14" style:family="paragraph" style:parent-style-name="Standard" style:list-style-name="L7">
      <style:paragraph-properties fo:text-align="justify" style:justify-single-word="false"/>
      <style:text-properties officeooo:rsid="001f6122" officeooo:paragraph-rsid="001f6122"/>
    </style:style>
    <style:style style:name="P15" style:family="paragraph" style:parent-style-name="Standard" style:list-style-name="L8">
      <style:paragraph-properties fo:text-align="justify" style:justify-single-word="false"/>
      <style:text-properties officeooo:rsid="001f6122" officeooo:paragraph-rsid="001f6122"/>
    </style:style>
    <style:style style:name="T1" style:family="text">
      <style:text-properties fo:font-style="italic" style:font-style-asian="italic" style:font-style-complex="italic"/>
    </style:style>
    <style:style style:name="T2" style:family="text">
      <style:text-properties fo:font-style="italic" officeooo:rsid="001ba9fb" style:font-style-asian="italic" style:font-style-complex="italic"/>
    </style:style>
    <style:style style:name="T3" style:family="text">
      <style:text-properties fo:font-style="italic" officeooo:rsid="001dc3ad"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1dc3ad" style:font-style-asian="italic" style:font-weight-asian="bold" style:font-style-complex="italic" style:font-weight-complex="bold"/>
    </style:style>
    <style:style style:name="T6" style:family="text">
      <style:text-properties fo:font-style="italic" fo:font-weight="bold" officeooo:rsid="001c43a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officeooo:rsid="001ba9fb" style:font-style-asian="normal" style:font-style-complex="normal"/>
    </style:style>
    <style:style style:name="T9" style:family="text">
      <style:text-properties officeooo:rsid="001ba9fb"/>
    </style:style>
    <style:style style:name="T10" style:family="text">
      <style:text-properties officeooo:rsid="001c43ad"/>
    </style:style>
    <style:style style:name="T11" style:family="text">
      <style:text-properties fo:font-weight="bold" style:font-weight-asian="bold" style:font-weight-complex="bold"/>
    </style:style>
    <style:style style:name="T12" style:family="text">
      <style:text-properties fo:font-weight="bold" officeooo:rsid="001dc3ad" style:font-weight-asian="bold" style:font-weight-complex="bold"/>
    </style:style>
    <style:style style:name="T13" style:family="text">
      <style:text-properties fo:font-weight="bold" officeooo:rsid="001c43ad" style:font-weight-asian="bold" style:font-weight-complex="bold"/>
    </style:style>
    <style:style style:name="T14" style:family="text">
      <style:text-properties officeooo:rsid="001cc516"/>
    </style:style>
    <style:style style:name="T15" style:family="text">
      <style:text-properties officeooo:rsid="001dc3a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eació d’una aplicació amb connexió <text:span text:style-name="T1">backend</text:span></text:p>
      <text:p text:style-name="P2"><text:span text:style-name="T7">Aquesta aplicació ha de consultar les dades de codi postal fent servir un procediment </text:span><text:span text:style-name="T1">http get</text:span><text:span text:style-name="T7"> en l’adreça </text:span><text:a xlink:type="simple" xlink:href="http://www.zippopotam.us/" text:style-name="Internet_20_link" text:visited-style-name="Visited_20_Internet_20_Link"><text:span text:style-name="T7">http://www.zippopotam.us/</text:span></text:a><text:span text:style-name="T7">.</text:span></text:p>
      <text:p text:style-name="P1"><text:span text:style-name="T7"/></text:p>
      <text:p text:style-name="P2"><text:span text:style-name="T7">El principal paradigma que s’incorpora és la programació asíncrona, i es deixa marge per a possibles ampliacions de l’enunciat bàsic, de manera que es consideren algunes opcions d’interfície d’usuari que són habituals en els programes.</text:span></text:p>
      <text:p text:style-name="P1"><text:span text:style-name="T7"/></text:p>
      <text:h text:style-name="Heading_20_1" text:outline-level="1">Funcionalitats incorporades</text:h>
      <text:list text:style-name="L1">
        <text:list-item>
          <text:p text:style-name="P3"><text:span text:style-name="T7">DropDownMenu amb la llista de països.</text:span></text:p>
          <text:list>
            <text:list-item>
              <text:p text:style-name="P3"><text:span text:style-name="T7">Aquesta llista de països s’obté asíncronament de dades fixes del programa (</text:span><text:span text:style-name="T1">asset</text:span><text:span text:style-name="T7">)</text:span></text:p>
            </text:list-item>
          </text:list>
        </text:list-item>
        <text:list-item>
          <text:p text:style-name="P3"><text:span text:style-name="T7">En algunes de les dades s’incorporen dues expressions regulars per la validació de les dades introduïdes.</text:span></text:p>
          <text:list>
            <text:list-item>
              <text:p text:style-name="P3"><text:span text:style-name="T7">Expressió regular d’edició, que limita els caràcters introduits.</text:span></text:p>
            </text:list-item>
            <text:list-item>
              <text:p text:style-name="P3"><text:span text:style-name="T7">Expressió regular que compleix el valor final, que és l’expressió regular que habitualment es vincula a les dades.</text:span></text:p>
            </text:list-item>
          </text:list>
        </text:list-item>
      </text:list>
      <text:h text:style-name="Heading_20_2" text:outline-level="2"><text:span text:style-name="T7">Països amb expressi</text:span><text:span text:style-name="T8">ons</text:span><text:span text:style-name="T7"> regular</text:span><text:span text:style-name="T8">s</text:span></text:h>
      <text:p text:style-name="P1">Únicament s’han incorporat les expressions regulars en alguns dels països, <text:span text:style-name="T9">i sempre la incorporació és d’ambdues expressions regulars</text:span>; en concret, <text:span text:style-name="T9">s’han incorporat en els països</text:span>:</text:p>
      <text:list text:style-name="L2">
        <text:list-item>
          <text:p text:style-name="P4">Espanya <text:span text:style-name="T9">(</text:span><text:span text:style-name="T2">Spain</text:span><text:span text:style-name="T9">)</text:span></text:p>
        </text:list-item>
        <text:list-item>
          <text:p text:style-name="P4">Andorra <text:span text:style-name="T9">(</text:span><text:span text:style-name="T2">Andorra</text:span><text:span text:style-name="T9">)</text:span></text:p>
        </text:list-item>
        <text:list-item>
          <text:p text:style-name="P4">França <text:span text:style-name="T9">(</text:span><text:span text:style-name="T2">France</text:span><text:span text:style-name="T9">)</text:span></text:p>
        </text:list-item>
        <text:list-item>
          <text:p text:style-name="P5">Gran Bretanya (<text:span text:style-name="T1">Great Britain</text:span>)</text:p>
        </text:list-item>
        <text:list-item>
          <text:p text:style-name="P4">Suïssa <text:span text:style-name="T9">(</text:span><text:span text:style-name="T2">Switzerland</text:span><text:span text:style-name="T9">)</text:span></text:p>
        </text:list-item>
        <text:list-item>
          <text:p text:style-name="P4">Liechtenstein <text:span text:style-name="T9">(</text:span><text:span text:style-name="T1">Liechtenstein</text:span><text:span text:style-name="T9">)</text:span></text:p>
        </text:list-item>
        <text:list-item>
          <text:p text:style-name="P4">Argentina <text:span text:style-name="T9">(</text:span><text:span text:style-name="T2">Argentina</text:span><text:span text:style-name="T9">)</text:span></text:p>
        </text:list-item>
        <text:list-item>
          <text:p text:style-name="P4"><text:span text:style-name="T9">Samoa americana (</text:span><text:span text:style-name="T1">American Samoa</text:span><text:span text:style-name="T9">)</text:span></text:p>
        </text:list-item>
      </text:list>
      <text:h text:style-name="Heading_20_1" text:outline-level="1">Dificultats abordades</text:h>
      <text:p text:style-name="P6">Les principals dificultats han estat:</text:p>
      <text:list text:style-name="L3">
        <text:list-item>
          <text:p text:style-name="P12"><text:span text:style-name="T9">La gestió de dades asíncrones, fins i tot per a les dades fixes (</text:span><text:span text:style-name="T2">asset</text:span><text:span text:style-name="T9">).</text:span></text:p>
          <text:list>
            <text:list-item>
              <text:p text:style-name="P7">El temps de renderitzat del <text:span text:style-name="T1">dropDownMenu</text:span> era molt apreciable, i s’ha incorporat un mecanisme per evitar tornar a carregar continuament les dades, però sense gaire resultat, perquè el temps és sobretot temps de renderitzat en pantalla.</text:p>
            </text:list-item>
          </text:list>
        </text:list-item>
        <text:list-item>
          <text:p text:style-name="P7">El control del focus quan canvia l’estat del widget. Aquest problema no s’ha solucionat <text:span text:style-name="T14">del tot</text:span>.</text:p>
          <text:list>
            <text:list-item>
              <text:p text:style-name="P10">S’ha incorporat una icona per esborrar la selecció, perquè esborrar manualment la selecció és el cas que provoca més problemes.</text:p>
            </text:list-item>
          </text:list>
        </text:list-item>
        <text:list-item>
          <text:p text:style-name="P7">Com sempre, la <text:span text:style-name="T11">maquetació</text:span>, que amb dades asíncrones torna a presentar noves dificultats:</text:p>
          <text:list>
            <text:list-item>
              <text:p text:style-name="P7">En el cas del <text:span text:style-name="T1">DropDownMenu</text:span> es va limitar la longitud de la llista a un valor fixe, que no acaba de ser una solució del tot <text:span text:style-name="T1">elegant</text:span>.</text:p>
              <text:list>
                <text:list-item>
                  <text:p text:style-name="P10">Encara es donen casos, aïllats i molt puntuals, on es produeix un error de format en el <text:span text:style-name="T1">DropDownMenu</text:span>, però no he detectat quins casos són exàctament; no crec que un <text:soft-page-break/>control de les excepcions en el codi pugui oferir cap solució, entre altres motius, perquè és un error que es dona en desenvolupament per advertir al programador, però no en producció; s’hauria de localitzar més el problema i comprovar quin és l’efecte en producció.</text:p>
                </text:list-item>
              </text:list>
            </text:list-item>
            <text:list-item>
              <text:p text:style-name="P7">No s’ha obtingut una solució per mostrar els resultats <text:span text:style-name="T14">finals obtinguts,</text:span> quan aque<text:span text:style-name="T10">sts resultats són una llista molt llarga. Moltes variacions produïen errors de renderitzat, i es presenta en la millor versió que </text:span><text:span text:style-name="T14">he</text:span><text:span text:style-name="T10"> aconseguit, que només genera error quan les dades realment són llargues.</text:span></text:p>
              <text:list>
                <text:list-item>
                  <text:p text:style-name="P8">Pot comprovar-se l’error, per exemple, consultant els resultats per al valor del codi postal de <text:span text:style-name="T4">Great Britain</text:span><text:span text:style-name="T11">, </text:span><text:span text:style-name="T4">ZE2</text:span>.</text:p>
                </text:list-item>
              </text:list>
            </text:list-item>
          </text:list>
        </text:list-item>
      </text:list>
      <text:h text:style-name="Heading_20_2" text:outline-level="2">Problemes no solucionats</text:h>
      <text:list text:style-name="L4">
        <text:list-item>
          <text:p text:style-name="P9"><text:span text:style-name="T11">Pèrdua del focus i mala experiència d’usuari</text:span>, quan, en el <text:span text:style-name="T1">DropDownMenu</text:span> dels països, després de seleccionar un país es modifica el valor:</text:p>
        </text:list-item>
      </text:list>
      <text:list text:style-name="L5">
        <text:list-item>
          <text:list>
            <text:list-item>
              <text:p text:style-name="P11"><text:span text:style-name="T11">Si s’esborra un car</text:span><text:span text:style-name="T12">a</text:span><text:span text:style-name="T11">cter </text:span><text:span text:style-name="T12">del valor del </text:span><text:span text:style-name="T5">DropDownMenu</text:span><text:span text:style-name="T15">,</text:span> en el codi es <text:span text:style-name="T15">força manualment </text:span>un canvi d’estat per comunicar-<text:span text:style-name="T15">ho </text:span>als altres components. <text:span text:style-name="T15">A</text:span>quest canvi d’estat produeix un <text:span text:style-name="T15">incòmode </text:span>repintat del <text:span text:style-name="T1">DropDownMenu</text:span>, <text:span text:style-name="T15">però també produeix la pèrdua del </text:span><text:span text:style-name="T3">focus</text:span><text:span text:style-name="T15">.</text:span></text:p>
            </text:list-item>
          </text:list>
        </text:list-item>
      </text:list>
      <text:list text:style-name="L6">
        <text:list-item>
          <text:list>
            <text:list-item>
              <text:list>
                <text:list-item>
                  <text:p text:style-name="P13">No s’ha aconseguit un mecanisme alternatiu al canvi d’estat que no produeixi el repintat total.</text:p>
                </text:list-item>
                <text:list-item>
                  <text:p text:style-name="P13">No s’ha aconseguit retornar el focus a la seva posició original, que seria una solució «<text:span text:style-name="T1">parcial</text:span>».</text:p>
                </text:list-item>
              </text:list>
            </text:list-item>
            <text:list-item>
              <text:p text:style-name="P13">Curiosament, si en comptes d’esborrar un caracter se n’afegeix un, el comportament és molt més suau, sense haver-se programat cap cas particular.</text:p>
              <text:list>
                <text:list-item>
                  <text:p text:style-name="P13">Tot i que el comportament afegint caracters sembla correcte, s’ha detectat que és l’origen d’un error que es dona per alguna combinació en l’entrada de l’usuari, però no s’ha localitzat exàctament l’origen del problema.</text:p>
                </text:list-item>
              </text:list>
            </text:list-item>
          </text:list>
        </text:list-item>
      </text:list>
      <text:list text:style-name="L7">
        <text:list-item>
          <text:p text:style-name="P14">Desbordament dels resultats quan es produeix una llista amb molts elements; s’ha intentat, sense èxit, incoporar un mecanisme d’«<text:span text:style-name="T1">scroll</text:span>».</text:p>
        </text:list-item>
      </text:list>
      <text:list text:style-name="L8">
        <text:list-item>
          <text:list>
            <text:list-item>
              <text:p text:style-name="P15">Es pot comprovar <text:span text:style-name="T10">consultant els resultats per al valor del codi postal de </text:span><text:span text:style-name="T6">Great Britain</text:span><text:span text:style-name="T13">, </text:span><text:span text:style-name="T6">ZE2</text:span><text:span text:style-name="T10">.</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0T12:49:30.372851294</meta:creation-date>
    <dc:date>2024-10-10T13:56:16.475252498</dc:date>
    <meta:editing-duration>PT4M12S</meta:editing-duration>
    <meta:editing-cycles>1</meta:editing-cycles>
    <meta:generator>LibreOffice/24.2.6.2$Linux_X86_64 LibreOffice_project/420$Build-2</meta:generator>
    <meta:print-date>2024-10-10T13:56:35.089748523</meta:print-date>
    <meta:printed-by>Fitxers PDF</meta:printed-by>
    <meta:document-statistic meta:table-count="0" meta:image-count="0" meta:object-count="0" meta:page-count="2" meta:paragraph-count="39" meta:word-count="656" meta:character-count="4105" meta:non-whitespace-character-count="3518"/>
  </office:meta>
</office:document-meta>
</file>